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ing Gnome Menus for OWASP Testing Guide matchups...</text:p>
      <text:p text:style-name="Standard"/>
      <text:p text:style-name="Standard"><text:line-break/>Let's use 4.2.1 as a good example of how to use the Gnome Menus:</text:p>
      <text:p text:style-name="Standard"/>
      <text:p text:style-name="Standard">According to our spreadsheet, </text:p>
      <text:p text:style-name="Standard">Testing Guide section 4.2 is Information Gathering</text:p>
      <text:p text:style-name="Standard">Testing Scenario 4.2.1 falls under the subjects of “Spiders, robots and Crawlers (OWASP-IG-001)”.</text:p>
      <text:p text:style-name="Standard"/>
      <text:p text:style-name="Standard">I've built the GNOME Menus this way:<text:line-break/><text:line-break/>There's a menu for “4.2 Information Gathering” in /etc/xdg/menus/applications-merged/owasp-wte-4-2.menu. It looks like this:</text:p>
      <text:p text:style-name="Standard">&lt;!DOCTYPE Menu PUBLIC "-//freedesktop//DTD Menu 1.0//EN"</text:p>
      <text:p text:style-name="Standard">"http://www.freedesktop.org/standards/menu-spec/menu-1.0.dtd"&gt;</text:p>
      <text:p text:style-name="Standard">&lt;Menu&gt;</text:p>
      <text:p text:style-name="Standard"><text:s text:c="2"/>&lt;Name&gt;Applications&lt;/Name&gt;</text:p>
      <text:p text:style-name="Standard"><text:s text:c="2"/>&lt;Menu&gt;</text:p>
      <text:p text:style-name="Standard"><text:s text:c="4"/>&lt;Name&gt;OWASP&lt;/Name&gt;</text:p>
      <text:p text:style-name="Standard"><text:s text:c="4"/>&lt;Directory&gt;owasp-owasp.directory&lt;/Directory&gt;</text:p>
      <text:p text:style-name="Standard"><text:s text:c="4"/>&lt;Include&gt;</text:p>
      <text:p text:style-name="Standard"><text:s text:c="6"/>&lt;Category&gt;OWASP&lt;/Category&gt;</text:p>
      <text:p text:style-name="Standard"><text:s text:c="4"/>&lt;/Include&gt;</text:p>
      <text:p text:style-name="Standard"><text:s text:c="4"/>&lt;Menu&gt;</text:p>
      <text:p text:style-name="Standard"><text:s text:c="7"/>&lt;Name&gt;4.2 Information Gathering&lt;/Name&gt;</text:p>
      <text:p text:style-name="Standard"><text:s text:c="7"/>&lt;Directory&gt;owasp-wte-4-2.directory&lt;/Directory&gt;</text:p>
      <text:p text:style-name="Standard"><text:s text:c="7"/>&lt;Include&gt;</text:p>
      <text:p text:style-name="Standard"><text:s text:c="9"/>&lt;Category&gt;Information Gathering&lt;/Category&gt;</text:p>
      <text:p text:style-name="Standard"><text:s text:c="7"/>&lt;/Include&gt;</text:p>
      <text:p text:style-name="Standard"><text:s text:c="7"/>&lt;/Menu&gt;</text:p>
      <text:p text:style-name="Standard"><text:s text:c="2"/>&lt;/Menu&gt;</text:p>
      <text:p text:style-name="Standard">&lt;/Menu&gt;</text:p>
      <text:p text:style-name="Standard"/>
      <text:p text:style-name="Standard"/>
      <text:p text:style-name="Standard"/>
      <text:p text:style-name="Standard"/>
      <text:p text:style-name="Standard">There's a submenu for “4.2.1 Spiders, robots and Crawlers (OWASP-IG-001)” in</text:p>
      <text:p text:style-name="Standard">/etc/xdg/menus/applications-merged/owasp-wte-4-2-1.menu</text:p>
      <text:p text:style-name="Standard">It looks like this:</text:p>
      <text:p text:style-name="Standard">&lt;!DOCTYPE Menu PUBLIC "-//freedesktop//DTD Menu 1.0//EN"</text:p>
      <text:p text:style-name="Standard">"http://www.freedesktop.org/standards/menu-spec/menu-1.0.dtd"&gt;</text:p>
      <text:p text:style-name="Standard">&lt;Menu&gt;</text:p>
      <text:p text:style-name="Standard"><text:s text:c="2"/>&lt;Name&gt;Applications&lt;/Name&gt;</text:p>
      <text:p text:style-name="Standard"><text:s text:c="2"/>&lt;Menu&gt;</text:p>
      <text:p text:style-name="Standard"><text:s text:c="4"/>&lt;Name&gt;OWASP&lt;/Name&gt;</text:p>
      <text:p text:style-name="Standard"><text:s text:c="4"/>&lt;Directory&gt;owasp-owasp.directory&lt;/Directory&gt;</text:p>
      <text:p text:style-name="Standard"><text:s text:c="4"/>&lt;Include&gt;</text:p>
      <text:p text:style-name="Standard"><text:s text:c="6"/>&lt;Category&gt;OWASP&lt;/Category&gt;</text:p>
      <text:p text:style-name="Standard"><text:s text:c="4"/>&lt;/Include&gt;</text:p>
      <text:p text:style-name="Standard"><text:soft-page-break/><text:s text:c="4"/>&lt;Menu&gt;</text:p>
      <text:p text:style-name="Standard"><text:s text:c="7"/>&lt;Name&gt;4.2 Information Gathering&lt;/Name&gt;</text:p>
      <text:p text:style-name="Standard"><text:s text:c="7"/>&lt;Directory&gt;owasp-wte-4-2.directory&lt;/Directory&gt;</text:p>
      <text:p text:style-name="Standard"><text:s text:c="7"/>&lt;Include&gt;</text:p>
      <text:p text:style-name="Standard"><text:s text:c="9"/>&lt;Category&gt;Information Gathering&lt;/Category&gt;</text:p>
      <text:p text:style-name="Standard"><text:s text:c="7"/>&lt;/Include&gt;</text:p>
      <text:p text:style-name="Standard"><text:s text:c="4"/><text:tab/>&lt;Menu&gt;</text:p>
      <text:p text:style-name="Standard"><text:s text:c="7"/><text:tab/><text:tab/>&lt;Name&gt;4.2.1 Spiders, robots, and Crawlers (OWASP-IG-001)&lt;/Name&gt;</text:p>
      <text:p text:style-name="Standard"><text:s text:c="7"/><text:tab/><text:tab/>&lt;Directory&gt;owasp-wte-OWASP-IG-001.directory&lt;/Directory&gt;</text:p>
      <text:p text:style-name="Standard"><text:s text:c="7"/><text:tab/><text:tab/>&lt;Include&gt;</text:p>
      <text:p text:style-name="Standard"><text:s text:c="9"/><text:tab/><text:tab/>&lt;Category&gt;Spiders, robots, and Crawlers&lt;/Category&gt;</text:p>
      <text:p text:style-name="Standard"><text:s text:c="7"/><text:tab/><text:tab/>&lt;/Include&gt;</text:p>
      <text:p text:style-name="Standard"><text:s text:c="7"/><text:tab/>&lt;/Menu&gt;</text:p>
      <text:p text:style-name="Standard"><text:s text:c="6"/>&lt;/Menu&gt;</text:p>
      <text:p text:style-name="Standard"><text:s text:c="2"/>&lt;/Menu&gt;</text:p>
      <text:p text:style-name="Standard">&lt;/Menu&gt;</text:p>
      <text:p text:style-name="Standard"/>
      <text:p text:style-name="Standard">Notice how the &lt;Directory&gt; clause points to owasp-wte-OWASP-IG-001.directory?</text:p>
      <text:p text:style-name="Standard"/>
      <text:p text:style-name="Standard">In /usr/share/desktop-directories, there is a file called owasp-wte-OWASP-IG-001.directory.</text:p>
      <text:p text:style-name="Standard">It looks like this:</text:p>
      <text:p text:style-name="Standard">[Desktop Entry]</text:p>
      <text:p text:style-name="Standard">Type=Directory</text:p>
      <text:p text:style-name="Standard">Name=4.2.1 Spiders, robots, and Crawlers (OWASP-IG-001)</text:p>
      <text:p text:style-name="Standard"/>
      <text:p text:style-name="Standard"/>
      <text:p text:style-name="Standard">Let's say that we want to include burpsuite under this 4.2.1 submenu. We need to place it in the category listed in the owasp-wte-4-2-1.menu file.</text:p>
      <text:p text:style-name="Standard"><text:line-break/>We would put the following content into /usr/share/applications/owasp-wte-burpsuite.desktop</text:p>
      <text:p text:style-name="Standard">[Desktop Entry]</text:p>
      <text:p text:style-name="Standard">Type=Application</text:p>
      <text:p text:style-name="Standard">Name=Burpsuite</text:p>
      <text:p text:style-name="Standard">Exec=burpsuite</text:p>
      <text:p text:style-name="Standard">Icon=owasp-wte-burpsuite-icon.png</text:p>
      <text:p text:style-name="Standard">Categories= Spiders, robots and Crawlers;</text:p>
      <text:p text:style-name="Standard"/>
      <text:p text:style-name="Standard">This places burpsuite's menu inside the 4.2.1 submen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rew </meta:initial-creator>
    <meta:creation-date>2010-02-25T15:23:05</meta:creation-date>
    <meta:document-statistic meta:table-count="0" meta:image-count="0" meta:object-count="0" meta:page-count="2" meta:paragraph-count="69" meta:word-count="235" meta:character-count="2631"/>
    <dc:date>2010-02-25T15:31:47</dc:date>
    <dc:creator>Drew </dc:creator>
    <meta:editing-duration>PT00H08M42S</meta:editing-duration>
    <meta:editing-cycles>1</meta:editing-cycles>
    <meta:generator>OpenOffice.org/3.1$Linux OpenOffice.org_project/310m19$Build-9420</meta:generator>
  </office:meta>
</office:document-meta>
</file>